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20pt" officeooo:paragraph-rsid="00137b91" style:font-size-asian="20pt" style:font-size-complex="20pt"/>
    </style:style>
    <style:style style:name="P2" style:family="paragraph" style:parent-style-name="Heading_20_4">
      <style:text-properties officeooo:paragraph-rsid="00137b91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10b847"/>
    </style:style>
    <style:style style:name="T2" style:family="text">
      <style:text-properties officeooo:rsid="00126ed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est Closure Report for Amazon.com</text:h>
      <text:h text:style-name="P2" text:outline-level="4">1. <text:span text:style-name="Strong_20_Emphasis">Project Overview</text:span></text:h>
      <text:p text:style-name="Text_20_body">The testing of core functionalities for the e-commerce platform<text:span text:style-name="T1">(Amazon.com)</text:span>, including User Management, Product Catalog, and Shopping Cart, has been successfully completed. The objective was to validate the system's usability, reliability, and performance across different environments.</text:p>
      <text:h text:style-name="Heading_20_4" text:outline-level="4">2. <text:span text:style-name="Strong_20_Emphasis">Testing Summary</text:span></text:h>
      <text:list xml:id="list2500398426" text:style-name="L1">
        <text:list-item>
          <text:p text:style-name="P9"><text:span text:style-name="Strong_20_Emphasis">Test Period:</text:span> 18/10/2024 – 2<text:span text:style-name="T1">3</text:span>/10/2024</text:p>
        </text:list-item>
        <text:list-item>
          <text:p text:style-name="P9"><text:span text:style-name="Strong_20_Emphasis">Scope Covered:</text:span></text:p>
          <text:list>
            <text:list-item>
              <text:p text:style-name="P9">User Registration &amp; Login</text:p>
            </text:list-item>
            <text:list-item>
              <text:p text:style-name="P9">Profile Management</text:p>
            </text:list-item>
            <text:list-item>
              <text:p text:style-name="P9">Product Listing &amp; Search/Filter</text:p>
            </text:list-item>
            <text:list-item>
              <text:p text:style-name="P9">Product Details Page</text:p>
            </text:list-item>
            <text:list-item>
              <text:p text:style-name="P3">Shopping Cart </text:p>
            </text:list-item>
          </text:list>
        </text:list-item>
      </text:list>
      <text:h text:style-name="Heading_20_4" text:outline-level="4">3. <text:span text:style-name="Strong_20_Emphasis">Key Findings</text:span></text:h>
      <text:list xml:id="list2098065350" text:style-name="L2">
        <text:list-item>
          <text:p text:style-name="P10"><text:span text:style-name="Strong_20_Emphasis">Total Test Cases Executed:</text:span> <text:span text:style-name="T1">46</text:span></text:p>
        </text:list-item>
        <text:list-item>
          <text:p text:style-name="P10"><text:span text:style-name="Strong_20_Emphasis">Passed Test Cases:</text:span> <text:span text:style-name="T1">46</text:span></text:p>
        </text:list-item>
        <text:list-item>
          <text:p text:style-name="P10"><text:span text:style-name="Strong_20_Emphasis">Failed Test Cases:</text:span> <text:span text:style-name="T1">0</text:span> </text:p>
        </text:list-item>
        <text:list-item>
          <text:p text:style-name="P4"><text:span text:style-name="Strong_20_Emphasis">Defects Identified:</text:span> <text:span text:style-name="T1">0</text:span></text:p>
        </text:list-item>
      </text:list>
      <text:h text:style-name="Heading_20_4" text:outline-level="4">4. <text:span text:style-name="Strong_20_Emphasis">Defects Overview</text:span></text:h>
      <text:list xml:id="list3561529869" text:style-name="L3">
        <text:list-item>
          <text:p text:style-name="P11"><text:span text:style-name="Strong_20_Emphasis">Critical Defects:</text:span> 0</text:p>
        </text:list-item>
        <text:list-item>
          <text:p text:style-name="P11"><text:span text:style-name="Strong_20_Emphasis">Major Defects:</text:span> <text:span text:style-name="T1">0</text:span></text:p>
        </text:list-item>
        <text:list-item>
          <text:p text:style-name="P5"><text:span text:style-name="Strong_20_Emphasis">Minor Defects:</text:span> <text:span text:style-name="T1">0</text:span></text:p>
        </text:list-item>
      </text:list>
      <text:h text:style-name="Heading_20_4" text:outline-level="4">5. <text:span text:style-name="Strong_20_Emphasis">Risk Assessment</text:span></text:h>
      <text:list xml:id="list3918715255" text:style-name="L4">
        <text:list-item>
          <text:p text:style-name="P6">No major risks were encountered during the testing phase. All identified issues were resolved or mitigated within the scheduled timeline.</text:p>
        </text:list-item>
      </text:list>
      <text:h text:style-name="Heading_20_4" text:outline-level="4">6. <text:span text:style-name="Strong_20_Emphasis">Test Exit Criteria</text:span></text:h>
      <text:list xml:id="list2168633120" text:style-name="L5">
        <text:list-item>
          <text:p text:style-name="P12">All major and critical test cases passed successfully.</text:p>
        </text:list-item>
        <text:list-item>
          <text:p text:style-name="P12">Minor issues do not impact the overall functionality and user experience.</text:p>
        </text:list-item>
        <text:list-item>
          <text:p text:style-name="P7">The system meets the required performance and usability standards.</text:p>
        </text:list-item>
      </text:list>
      <text:h text:style-name="Heading_20_4" text:outline-level="4">7. <text:span text:style-name="Strong_20_Emphasis">Recommendations</text:span></text:h>
      <text:list xml:id="list1941252047" text:style-name="L6">
        <text:list-item>
          <text:p text:style-name="P13">Proceed with the deployment of the platform, as all core functionalities have been validated.</text:p>
        </text:list-item>
        <text:list-item>
          <text:p text:style-name="P8">Monitor minor deferred issues post-launch for future fixes.</text:p>
        </text:list-item>
      </text:list>
      <text:h text:style-name="Heading_20_4" text:outline-level="4">8. <text:span text:style-name="Strong_20_Emphasis">Conclusion</text:span></text:h>
      <text:p text:style-name="Text_20_body">The testing phase is now closed, with all key objectives met. The system is ready for deployment with no outstanding critical issues. A test summary report and bug fix records are attached for future reference.</text:p>
      <text:p text:style-name="Text_20_body"><text:soft-page-break/><text:span text:style-name="Strong_20_Emphasis">Prepared by:</text:span><text:line-break/><text:span text:style-name="T1">Rushikesh Shinde </text:span><text:span text:style-name="T2">(Tester)</text:span><text:line-break/><text:span text:style-name="Strong_20_Emphasis">Date:</text:span> 23/10/2024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3T16:16:12.715672823</meta:creation-date>
    <dc:date>2024-10-23T16:23:50.537344250</dc:date>
    <meta:editing-duration>PT7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41" meta:character-count="1529" meta:non-whitespace-character-count="1337"/>
  </office:meta>
</office:document-meta>
</file>